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a055" officeooo:paragraph-rsid="0010a055"/>
    </style:style>
    <style:style style:name="P2" style:family="paragraph" style:parent-style-name="Standard">
      <style:text-properties officeooo:rsid="0011a5ab" officeooo:paragraph-rsid="0011a5ab"/>
    </style:style>
    <style:style style:name="P3" style:family="paragraph" style:parent-style-name="Standard">
      <style:text-properties style:text-underline-style="none" officeooo:rsid="0011c707" officeooo:paragraph-rsid="0011c707"/>
    </style:style>
    <style:style style:name="P4" style:family="paragraph" style:parent-style-name="Standard">
      <style:text-properties style:text-underline-style="none" officeooo:rsid="0011e390" officeooo:paragraph-rsid="0012b414"/>
    </style:style>
    <style:style style:name="P5" style:family="paragraph" style:parent-style-name="Standard">
      <style:text-properties style:text-underline-style="none" officeooo:rsid="0012b414" officeooo:paragraph-rsid="0012b414"/>
    </style:style>
    <style:style style:name="P6" style:family="paragraph" style:parent-style-name="Standard">
      <style:text-properties style:text-underline-style="none" officeooo:rsid="0012b414" officeooo:paragraph-rsid="001324f0"/>
    </style:style>
    <style:style style:name="P7" style:family="paragraph" style:parent-style-name="Standard">
      <style:text-properties style:text-underline-style="none" officeooo:rsid="001324f0" officeooo:paragraph-rsid="001324f0"/>
    </style:style>
    <style:style style:name="P8" style:family="paragraph" style:parent-style-name="Standard">
      <style:text-properties style:text-underline-style="none" officeooo:rsid="001921c8" officeooo:paragraph-rsid="001921c8"/>
    </style:style>
    <style:style style:name="P9" style:family="paragraph" style:parent-style-name="Standard">
      <style:text-properties style:text-underline-style="none" officeooo:rsid="001b2039" officeooo:paragraph-rsid="001b2039"/>
    </style:style>
    <style:style style:name="P10" style:family="paragraph" style:parent-style-name="Standard">
      <style:text-properties style:text-underline-style="none" officeooo:rsid="001bab0b" officeooo:paragraph-rsid="001bab0b"/>
    </style:style>
    <style:style style:name="P11" style:family="paragraph" style:parent-style-name="Standard">
      <style:text-properties style:text-underline-style="none" officeooo:rsid="001dc664" officeooo:paragraph-rsid="001dc664"/>
    </style:style>
    <style:style style:name="P12" style:family="paragraph" style:parent-style-name="Standard">
      <style:text-properties style:text-underline-style="none" officeooo:rsid="001f86f9" officeooo:paragraph-rsid="001f86f9"/>
    </style:style>
    <style:style style:name="P13" style:family="paragraph" style:parent-style-name="Standard">
      <style:text-properties style:text-underline-style="none" officeooo:rsid="00252b15" officeooo:paragraph-rsid="00252b15"/>
    </style:style>
    <style:style style:name="P14" style:family="paragraph" style:parent-style-name="Standard">
      <style:text-properties style:text-underline-style="none" officeooo:rsid="0025a5b5" officeooo:paragraph-rsid="0025a5b5"/>
    </style:style>
    <style:style style:name="P15" style:family="paragraph" style:parent-style-name="Standard">
      <style:text-properties style:text-underline-style="none" officeooo:rsid="002bca43" officeooo:paragraph-rsid="002bca43"/>
    </style:style>
    <style:style style:name="P16" style:family="paragraph" style:parent-style-name="Standard">
      <style:text-properties style:text-underline-style="none" officeooo:rsid="0027ee1d" officeooo:paragraph-rsid="0027ee1d"/>
    </style:style>
    <style:style style:name="P17" style:family="paragraph" style:parent-style-name="Standard">
      <style:text-properties style:text-underline-style="none" officeooo:rsid="002702a4" officeooo:paragraph-rsid="002702a4"/>
    </style:style>
    <style:style style:name="P18" style:family="paragraph" style:parent-style-name="Standard">
      <style:text-properties style:text-underline-style="solid" style:text-underline-width="auto" style:text-underline-color="font-color" officeooo:rsid="0010a055" officeooo:paragraph-rsid="0010a055"/>
    </style:style>
    <style:style style:name="P19" style:family="paragraph" style:parent-style-name="Standard">
      <style:text-properties style:text-underline-style="solid" style:text-underline-width="auto" style:text-underline-color="font-color" officeooo:rsid="001624ca" officeooo:paragraph-rsid="0010a055"/>
    </style:style>
    <style:style style:name="P20" style:family="paragraph" style:parent-style-name="Standard">
      <style:text-properties officeooo:paragraph-rsid="0012b414"/>
    </style:style>
    <style:style style:name="P21" style:family="paragraph" style:parent-style-name="Standard">
      <style:text-properties officeooo:paragraph-rsid="0018e90e"/>
    </style:style>
    <style:style style:name="P22" style:family="paragraph" style:parent-style-name="Standard">
      <style:text-properties officeooo:paragraph-rsid="001dc664"/>
    </style:style>
    <style:style style:name="P23" style:family="paragraph" style:parent-style-name="Footnote">
      <style:text-properties officeooo:rsid="001921c8" officeooo:paragraph-rsid="001921c8"/>
    </style:style>
    <style:style style:name="P24" style:family="paragraph" style:parent-style-name="Standard" style:list-style-name="L1">
      <style:text-properties officeooo:rsid="0011a5ab" officeooo:paragraph-rsid="0011a5ab"/>
    </style:style>
    <style:style style:name="P25" style:family="paragraph" style:parent-style-name="Standard" style:list-style-name="L1">
      <style:text-properties officeooo:rsid="001624ca" officeooo:paragraph-rsid="001624ca"/>
    </style:style>
    <style:style style:name="P26" style:family="paragraph" style:parent-style-name="Standard" style:list-style-name="L2">
      <style:text-properties officeooo:rsid="001dc664" officeooo:paragraph-rsid="001dc664"/>
    </style:style>
    <style:style style:name="P27" style:family="paragraph" style:parent-style-name="Standard" style:list-style-name="L2">
      <style:text-properties style:text-underline-style="none" officeooo:rsid="001dc664" officeooo:paragraph-rsid="001dc664"/>
    </style:style>
    <style:style style:name="P28" style:family="paragraph" style:parent-style-name="Standard" style:list-style-name="L2">
      <style:text-properties style:text-underline-style="none" officeooo:rsid="001f86f9" officeooo:paragraph-rsid="001f86f9"/>
    </style:style>
    <style:style style:name="P29" style:family="paragraph" style:parent-style-name="Standard" style:list-style-name="L3">
      <style:text-properties style:text-underline-style="none" officeooo:rsid="0025a5b5" officeooo:paragraph-rsid="0025a5b5"/>
    </style:style>
    <style:style style:name="P30" style:family="paragraph" style:parent-style-name="Standard" style:list-style-name="L3">
      <style:text-properties style:text-underline-style="none" officeooo:rsid="004b27ae" officeooo:paragraph-rsid="004b27ae" fo:background-color="transparent"/>
    </style:style>
    <style:style style:name="P31" style:family="paragraph" style:parent-style-name="Standard" style:list-style-name="L3">
      <style:text-properties style:text-underline-style="none" officeooo:rsid="003bcbd8" officeooo:paragraph-rsid="003bcdd6"/>
    </style:style>
    <style:style style:name="P32" style:family="paragraph" style:parent-style-name="Standard" style:list-style-name="L3">
      <style:text-properties style:text-underline-style="none" officeooo:rsid="0038ada1" officeooo:paragraph-rsid="0038ada1"/>
    </style:style>
    <style:style style:name="P33" style:family="paragraph" style:parent-style-name="Standard" style:list-style-name="L3">
      <style:text-properties style:text-underline-style="none" officeooo:rsid="0042673a" officeooo:paragraph-rsid="0042673a"/>
    </style:style>
    <style:style style:name="P34" style:family="paragraph" style:parent-style-name="Standard" style:list-style-name="L3">
      <style:text-properties officeooo:paragraph-rsid="0025a5b5"/>
    </style:style>
    <style:style style:name="P35" style:family="paragraph" style:parent-style-name="Standard" style:list-style-name="L3">
      <style:text-properties officeooo:paragraph-rsid="004b27ae"/>
    </style:style>
    <style:style style:name="P36" style:family="paragraph" style:parent-style-name="Standard" style:list-style-name="L3">
      <style:text-properties officeooo:rsid="004b8f00" officeooo:paragraph-rsid="004b8f00" fo:background-color="#afd095"/>
    </style:style>
    <style:style style:name="P37" style:family="paragraph" style:parent-style-name="Standard" style:list-style-name="L3">
      <style:text-properties style:text-underline-style="solid" style:text-underline-width="auto" style:text-underline-color="font-color" officeooo:rsid="002bca43" officeooo:paragraph-rsid="002bca43"/>
    </style:style>
    <style:style style:name="P38" style:family="paragraph" style:parent-style-name="Standard" style:list-style-name="L3">
      <style:text-properties style:text-underline-style="solid" style:text-underline-width="auto" style:text-underline-color="font-color" officeooo:rsid="002db514" officeooo:paragraph-rsid="002db514"/>
    </style:style>
    <style:style style:name="P39" style:family="paragraph" style:parent-style-name="Standard" style:list-style-name="L3">
      <style:text-properties style:text-underline-style="solid" style:text-underline-width="auto" style:text-underline-color="font-color" officeooo:rsid="002702a4" officeooo:paragraph-rsid="002bca43"/>
    </style:style>
    <style:style style:name="P40" style:family="paragraph" style:parent-style-name="Standard" style:list-style-name="L3">
      <style:text-properties style:text-underline-style="solid" style:text-underline-width="auto" style:text-underline-color="font-color" officeooo:rsid="002dbcc9" officeooo:paragraph-rsid="002dbcc9"/>
    </style:style>
    <style:style style:name="P41" style:family="paragraph" style:parent-style-name="Standard" style:list-style-name="L3">
      <style:text-properties style:text-underline-style="solid" style:text-underline-width="auto" style:text-underline-color="font-color" officeooo:rsid="003b6e0c" officeooo:paragraph-rsid="003bcbd8"/>
    </style:style>
    <style:style style:name="P42" style:family="paragraph" style:parent-style-name="Standard" style:list-style-name="L3">
      <style:text-properties style:text-underline-style="solid" style:text-underline-width="auto" style:text-underline-color="font-color" officeooo:rsid="0038ada1" officeooo:paragraph-rsid="0038ada1"/>
    </style:style>
    <style:style style:name="P43" style:family="paragraph" style:parent-style-name="Standard" style:list-style-name="L3">
      <style:text-properties style:text-underline-style="solid" style:text-underline-width="auto" style:text-underline-color="font-color" officeooo:rsid="0038ada1" officeooo:paragraph-rsid="00399f02"/>
    </style:style>
    <style:style style:name="P44" style:family="paragraph" style:parent-style-name="Standard" style:list-style-name="L3">
      <style:text-properties style:text-underline-style="solid" style:text-underline-width="auto" style:text-underline-color="font-color" officeooo:rsid="003a61f0" officeooo:paragraph-rsid="003a61f0"/>
    </style:style>
    <style:style style:name="P45" style:family="paragraph" style:parent-style-name="Standard" style:list-style-name="L3">
      <style:text-properties style:text-underline-style="solid" style:text-underline-width="auto" style:text-underline-color="font-color" officeooo:rsid="003ab740" officeooo:paragraph-rsid="003ab740"/>
    </style:style>
    <style:style style:name="P46" style:family="paragraph" style:parent-style-name="Standard" style:list-style-name="L3">
      <style:text-properties fo:font-style="italic" style:text-underline-style="solid" style:text-underline-width="auto" style:text-underline-color="font-color" officeooo:rsid="003f6097" officeooo:paragraph-rsid="0042673a" style:font-style-asian="italic" style:font-style-complex="italic"/>
    </style:style>
    <style:style style:name="P47" style:family="paragraph" style:parent-style-name="Standard" style:list-style-name="L3">
      <style:text-properties fo:font-style="italic" style:text-underline-style="solid" style:text-underline-width="auto" style:text-underline-color="font-color" officeooo:rsid="00412b7e" officeooo:paragraph-rsid="0042673a" style:font-style-asian="italic" style:font-style-complex="italic"/>
    </style:style>
    <style:style style:name="P48" style:family="paragraph" style:parent-style-name="Standard" style:list-style-name="L3">
      <style:text-properties fo:font-style="italic" style:text-underline-style="solid" style:text-underline-width="auto" style:text-underline-color="font-color" officeooo:rsid="0042673a" officeooo:paragraph-rsid="0042673a" style:font-style-asian="italic" style:font-style-complex="italic"/>
    </style:style>
    <style:style style:name="T1" style:family="text">
      <style:text-properties officeooo:rsid="0011a5ab"/>
    </style:style>
    <style:style style:name="T2" style:family="text">
      <style:text-properties officeooo:rsid="0011e390"/>
    </style:style>
    <style:style style:name="T3" style:family="text">
      <style:text-properties officeooo:rsid="0012b414"/>
    </style:style>
    <style:style style:name="T4" style:family="text">
      <style:text-properties officeooo:rsid="001624ca"/>
    </style:style>
    <style:style style:name="T5" style:family="text">
      <style:text-properties style:text-underline-style="none"/>
    </style:style>
    <style:style style:name="T6" style:family="text">
      <style:text-properties style:text-underline-style="none" officeooo:rsid="0012b414"/>
    </style:style>
    <style:style style:name="T7" style:family="text">
      <style:text-properties style:text-underline-style="none" officeooo:rsid="001624ca"/>
    </style:style>
    <style:style style:name="T8" style:family="text">
      <style:text-properties style:text-underline-style="none" officeooo:rsid="0018e90e"/>
    </style:style>
    <style:style style:name="T9" style:family="text">
      <style:text-properties style:text-underline-style="none" officeooo:rsid="001a6c0d"/>
    </style:style>
    <style:style style:name="T10" style:family="text">
      <style:text-properties style:text-underline-style="none" officeooo:rsid="001bab0b"/>
    </style:style>
    <style:style style:name="T11" style:family="text">
      <style:text-properties style:text-underline-style="none" officeooo:rsid="001dc664"/>
    </style:style>
    <style:style style:name="T12" style:family="text">
      <style:text-properties style:text-underline-style="none" officeooo:rsid="001bd38f"/>
    </style:style>
    <style:style style:name="T13" style:family="text">
      <style:text-properties style:text-underline-style="none" officeooo:rsid="0025a5b5"/>
    </style:style>
    <style:style style:name="T14" style:family="text">
      <style:text-properties style:text-underline-style="none" officeooo:rsid="00264d2a"/>
    </style:style>
    <style:style style:name="T15" style:family="text">
      <style:text-properties style:text-underline-style="none" officeooo:rsid="002702a4"/>
    </style:style>
    <style:style style:name="T16" style:family="text">
      <style:text-properties style:text-underline-style="none" officeooo:rsid="0029996a"/>
    </style:style>
    <style:style style:name="T17" style:family="text">
      <style:text-properties style:text-underline-style="none" officeooo:rsid="002b9325"/>
    </style:style>
    <style:style style:name="T18" style:family="text">
      <style:text-properties style:text-underline-style="none" officeooo:rsid="002bca43"/>
    </style:style>
    <style:style style:name="T19" style:family="text">
      <style:text-properties style:text-underline-style="none" officeooo:rsid="0030950f"/>
    </style:style>
    <style:style style:name="T20" style:family="text">
      <style:text-properties style:text-underline-style="none" officeooo:rsid="0030aed1"/>
    </style:style>
    <style:style style:name="T21" style:family="text">
      <style:text-properties style:text-underline-style="none" officeooo:rsid="0038ada1"/>
    </style:style>
    <style:style style:name="T22" style:family="text">
      <style:text-properties style:text-underline-style="none" officeooo:rsid="00399f02"/>
    </style:style>
    <style:style style:name="T23" style:family="text">
      <style:text-properties style:text-underline-style="none" officeooo:rsid="003ab740"/>
    </style:style>
    <style:style style:name="T24" style:family="text">
      <style:text-properties style:text-underline-style="none" officeooo:rsid="003bcbd8"/>
    </style:style>
    <style:style style:name="T25" style:family="text">
      <style:text-properties style:text-underline-style="none" officeooo:rsid="003bcdd6"/>
    </style:style>
    <style:style style:name="T26" style:family="text">
      <style:text-properties style:text-underline-style="none" officeooo:rsid="0042673a"/>
    </style:style>
    <style:style style:name="T27" style:family="text">
      <style:text-properties style:text-underline-style="none" officeooo:rsid="0030aed1" fo:background-color="#ffff00" loext:char-shading-value="0"/>
    </style:style>
    <style:style style:name="T28" style:family="text">
      <style:text-properties style:text-underline-style="none" officeooo:rsid="004b27ae" fo:background-color="#ffff00" loext:char-shading-value="0"/>
    </style:style>
    <style:style style:name="T29" style:family="text">
      <style:text-properties style:text-underline-style="none" officeooo:rsid="004decd6" fo:background-color="#ffff00" loext:char-shading-value="0"/>
    </style:style>
    <style:style style:name="T30" style:family="text">
      <style:text-properties style:text-underline-style="none" officeooo:rsid="0030aed1" fo:background-color="transparent" loext:char-shading-value="0"/>
    </style:style>
    <style:style style:name="T31" style:family="text">
      <style:text-properties style:text-underline-style="none" officeooo:rsid="004b27ae" fo:background-color="transparent" loext:char-shading-value="0"/>
    </style:style>
    <style:style style:name="T32" style:family="text">
      <style:text-properties style:text-underline-style="none" officeooo:rsid="004b27ae" fo:background-color="transparent" loext:char-shading-value="0"/>
    </style:style>
    <style:style style:name="T33" style:family="text">
      <style:text-properties style:text-underline-style="none" officeooo:rsid="004decd6" fo:background-color="transparent" loext:char-shading-value="0"/>
    </style:style>
    <style:style style:name="T34" style:family="text">
      <style:text-properties style:text-underline-style="none" officeooo:rsid="004decd6" fo:background-color="transparent" loext:char-shading-value="0"/>
    </style:style>
    <style:style style:name="T35" style:family="text">
      <style:text-properties style:text-underline-style="none" officeooo:rsid="004b27ae"/>
    </style:style>
    <style:style style:name="T36" style:family="text">
      <style:text-properties fo:font-style="italic" style:font-style-asian="italic" style:font-style-complex="italic"/>
    </style:style>
    <style:style style:name="T37" style:family="text">
      <style:text-properties officeooo:rsid="001a6c0d"/>
    </style:style>
    <style:style style:name="T38" style:family="text">
      <style:text-properties officeooo:rsid="002702a4"/>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025a5b5"/>
    </style:style>
    <style:style style:name="T41" style:family="text">
      <style:text-properties style:text-underline-style="solid" style:text-underline-width="auto" style:text-underline-color="font-color" officeooo:rsid="002702a4" fo:background-color="#ffff00" loext:char-shading-value="0"/>
    </style:style>
    <style:style style:name="T42" style:family="text">
      <style:text-properties style:text-underline-style="solid" style:text-underline-width="auto" style:text-underline-color="font-color" officeooo:rsid="0030950f" fo:background-color="#ffff00" loext:char-shading-value="0"/>
    </style:style>
    <style:style style:name="T43" style:family="text">
      <style:text-properties style:text-underline-style="solid" style:text-underline-width="auto" style:text-underline-color="font-color" officeooo:rsid="004b27ae"/>
    </style:style>
    <style:style style:name="T44" style:family="text">
      <style:text-properties officeooo:rsid="00399f02"/>
    </style:style>
    <style:style style:name="T45" style:family="text">
      <style:text-properties officeooo:rsid="003bcb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quisitos:</text:p>
      <text:p text:style-name="P1"/>
      <text:p text:style-name="P19">Registrarse</text:p>
      <text:p text:style-name="P18">multi aplicaciones</text:p>
      <text:p text:style-name="P18">multi usuarios</text:p>
      <text:p text:style-name="P1"/>
      <text:p text:style-name="P18"><text:span text:style-name="T1">P</text:span>erdidos:</text:p>
      <text:p text:style-name="P1">El usuario debe poder agregar un nuevo pedido que puede ser un presupuesto, en encargo o una venta rápida.</text:p>
      <text:p text:style-name="P1">Éste pedido debe tener la facultad de tomar distintos estados por los que puede pasar, de una forma secuencial con la posibilidad de saltar estados pero no retroceder.</text:p>
      <text:p text:style-name="P2">Posibles estados:</text:p>
      <text:list xml:id="list3333513792" text:style-name="L1">
        <text:list-item>
          <text:p text:style-name="P24">Presupuesto</text:p>
        </text:list-item>
        <text:list-item>
          <text:p text:style-name="P24">Espera</text:p>
        </text:list-item>
        <text:list-item>
          <text:p text:style-name="P25">Rechazado</text:p>
        </text:list-item>
        <text:list-item>
          <text:p text:style-name="P24">Aprobado</text:p>
        </text:list-item>
        <text:list-item>
          <text:p text:style-name="P24">Diseño</text:p>
        </text:list-item>
        <text:list-item>
          <text:p text:style-name="P24">Producción</text:p>
        </text:list-item>
        <text:list-item>
          <text:p text:style-name="P24">Terminado</text:p>
        </text:list-item>
        <text:list-item>
          <text:p text:style-name="P24">Embalaje</text:p>
        </text:list-item>
        <text:list-item>
          <text:p text:style-name="P24">Envío</text:p>
        </text:list-item>
        <text:list-item>
          <text:p text:style-name="P24">Entregado</text:p>
        </text:list-item>
      </text:list>
      <text:p text:style-name="P2"/>
      <text:p text:style-name="P2"/>
      <text:p text:style-name="P3">Cada pedido debe tener una fecha/hora de entrega estipulada, <text:s/>y si se entregará a domicilio <text:span text:style-name="T2">o no</text:span>; <text:span text:style-name="T4">en el caso de que se entregue a domicilio se debe tomar la dirección del contacto cliente o dejar que el operador pueda agregar una dirección de entrega, </text:span>estos datos serán necesarios para que <text:span text:style-name="T2">el</text:span> sistema pueda calcular la prioridad del pedido para así reportarle al responsable <text:span text:style-name="T2">si es necesario,</text:span></text:p>
      <text:p text:style-name="P4">Cuando se crea un nuevo pedido <text:span text:style-name="T3">se debe cargar el cliente que lo realiza, en el caso de no ser necesario se debe crear un cliente “Anónimo” que se elije en todo los pedidos de éste tipo.</text:span></text:p>
      <text:p text:style-name="P5">El pedido deberá tener un comentario descriptivo para poder identificarlo en la lista, además poder agregar la fecha de entrega que el cliente solicita, esto dependerá de la lista de detalles que solicita.</text:p>
      <text:p text:style-name="P20"><text:span text:style-name="T6">Cundo se cargan un nuevo detalle, </text:span><text:span text:style-name="T7">se elige el </text:span><text:span text:style-name="T6">producto </text:span><text:span text:style-name="T7">su</text:span><text:span text:style-name="T6"> cantidad, fracciones </text:span><text:span text:style-name="T7">según el tipo y unidad del producto y además del moto y los costos </text:span><text:span text:style-name="T6"><text:s/>se calcula el tiempo de elaboración si es que fue estipulado en las propiedades del producto; Éste tiempo se sumará por cada detalle para obtener un tiempo total que tardará en realizarse el pedido.</text:span></text:p>
      <text:p text:style-name="P6">El calculo del tiempo <text:span text:style-name="T4">será usado en </text:span>los pedidos <text:span text:style-name="T4">que </text:span>requieran de una elaboración, en el resto de los casos no se establece la propiedad tiempo en los productos.</text:p>
      <text:p text:style-name="P21"><text:span text:style-name="T8">Después de agregar detalles del pedido el sistema calculará monto total, tiempo de elab</text:span><text:span text:style-name="T9">o</text:span><text:span text:style-name="T8">ración y costos aproximados.</text:span></text:p>
      <text:p text:style-name="P8">El pedido debe dar <text:s/>la posibilidad de agregar un nuevo cliente a través de <text:s/><text:span text:style-name="T36">cliente-express</text:span><text:note text:id="ftn1" text:note-class="footnote"><text:note-citation>1</text:note-citation><text:note-body><text:p text:style-name="P23">Forma rápida de agregar un cliente con los datos básicos requeridos</text:p></text:note-body></text:note> y <text:span text:style-name="T37">también</text:span> la posibilidad de agregar <text:s/>adelanto<text:span text:style-name="T37">s</text:span> o pago que el cliente realice.</text:p>
      <text:p text:style-name="P8"/>
      <text:p text:style-name="P9">Detalles de un pedido:</text:p>
      <text:p text:style-name="P22"><text:span text:style-name="T10">El detalle del pedido se adapta según </text:span><text:span text:style-name="T11">la de venta del</text:span><text:span text:style-name="T10"> producto </text:span><text:span text:style-name="T11">que para algunas es necesario cargar como fracciones otras como valores discretos por algunas unidades que puede tener un producto</text:span></text:p>
      <text:p text:style-name="P11"/>
      <text:p text:style-name="P11"/>
      <text:p text:style-name="P11"/>
      <text:p text:style-name="P11"/>
      <text:p text:style-name="P11"/>
      <text:p text:style-name="P11"><text:soft-page-break/>Unidades:</text:p>
      <text:list xml:id="list3048189672" text:style-name="L2">
        <text:list-item>
          <text:p text:style-name="P26"><text:span text:style-name="T12">U</text:span><text:span text:style-name="T5">nidad</text:span></text:p>
          <text:list>
            <text:list-item>
              <text:p text:style-name="P27">simple</text:p>
            </text:list-item>
            <text:list-item>
              <text:p text:style-name="P27">envasada</text:p>
            </text:list-item>
          </text:list>
        </text:list-item>
        <text:list-item>
          <text:p text:style-name="P27">Fracción</text:p>
          <text:list>
            <text:list-item>
              <text:p text:style-name="P27">kg</text:p>
            </text:list-item>
            <text:list-item>
              <text:p text:style-name="P27">ltro</text:p>
            </text:list-item>
            <text:list-item>
              <text:p text:style-name="P27">mtro</text:p>
            </text:list-item>
            <text:list-item>
              <text:p text:style-name="P28">tmp (tiempo)</text:p>
            </text:list-item>
          </text:list>
        </text:list-item>
        <text:list-item>
          <text:p text:style-name="P27">Superficie</text:p>
          <text:list>
            <text:list-item>
              <text:p text:style-name="P27">m²</text:p>
            </text:list-item>
            <text:list-item>
              <text:p text:style-name="P27">ml</text:p>
            </text:list-item>
          </text:list>
        </text:list-item>
        <text:list-item>
          <text:p text:style-name="P27">Volumen</text:p>
          <text:list>
            <text:list-item>
              <text:p text:style-name="P28">m³</text:p>
            </text:list-item>
            <text:list-item>
              <text:p text:style-name="P28">cm³</text:p>
            </text:list-item>
          </text:list>
        </text:list-item>
      </text:list>
      <text:p text:style-name="P12"/>
      <text:p text:style-name="P12"/>
      <text:p text:style-name="P12"/>
      <text:p text:style-name="Subtitle">Casos de usos:</text:p>
      <text:p text:style-name="P13"/>
      <text:list xml:id="list2304420409" text:style-name="L3">
        <text:list-item>
          <text:p text:style-name="P29">Manejos de Pedidos</text:p>
          <text:list>
            <text:list-item>
              <text:p text:style-name="P34"><text:span text:style-name="T40">Cliente regular solicita un presupuesto:</text:span><text:span text:style-name="T13"> un cliente regular solicita un presupuesto de un conjunto de productos que los necesita para un par de días, el usuario responsable de la venta <text:s/></text:span><text:span text:style-name="T19">busca y selecciona</text:span><text:span text:style-name="T13"> el cliente ya existente en el sistema, coloca la fecha de entrega solicitada por el cliente, agrega una des</text:span><text:span text:style-name="T14">cri</text:span><text:span text:style-name="T13">pci</text:span><text:span text:style-name="T14">ó</text:span><text:span text:style-name="T13">n del pedido para acordarse de que se trata el pedi</text:span><text:span text:style-name="T14">d</text:span><text:span text:style-name="T13">o, </text:span><text:span text:style-name="T14">luego comienza a cargar los detalles de los productos y su cantidad, el sistema va calculando el <text:s/>monto total, los costos </text:span><text:span text:style-name="T16">(ocultos que solo lo ver el usuario de administración si lo desea)</text:span><text:span text:style-name="T14"> y los tiempo de elaboración si lo hubiera. </text:span><text:span text:style-name="T18">T</text:span><text:span text:style-name="T14">ambién cheque si hay en stock los productos pedidos, si hay <text:s/></text:span><text:span text:style-name="T16">faltan-tes</text:span><text:span text:style-name="T15">,</text:span><text:span text:style-name="T14"> emite un aviso para </text:span><text:span text:style-name="T16">alertar al usuario</text:span><text:span text:style-name="T14">. </text:span><text:span text:style-name="T15">S</text:span><text:span text:style-name="T14">i </text:span><text:span text:style-name="T15">se logra cargar todo correctamente el sistema está listo para generar el presupuesto para descargar para luego enviar</text:span><text:span text:style-name="T14"> </text:span><text:span text:style-name="T15">por whatsApp o e-mail. Otro punto que debe tener en cuenta </text:span><text:span text:style-name="T17">para </text:span><text:span text:style-name="T15"><text:s/>un presupuestos </text:span><text:span text:style-name="T17">son </text:span><text:span text:style-name="T15">los trabajos que hay en curso para evitar </text:span><text:span text:style-name="T17">solapado de tareas</text:span><text:span text:style-name="T15">.</text:span></text:p>
              <text:list>
                <text:list-item>
                  <text:p text:style-name="P35"><text:span text:style-name="T41">C</text:span><text:span text:style-name="T42">argar un detalle en un pedido: </text:span><text:span text:style-name="T19"><text:s/></text:span><text:span text:style-name="T20">el usuario debe </text:span><text:span text:style-name="T30">buscar el producto </text:span><text:span text:style-name="T20">y seleccionarlo, el sistema adaptará el formulario según la </text:span><text:span text:style-name="T27">unidad</text:span><text:span text:style-name="T20"> <text:s/>la cual fue definida en el producto para que la carga sea fácil, una ves que el usuario car</text:span><text:span text:style-name="T30">ga el parámetro requerida, éste calculará el monto, costo y tiempo </text:span><text:span text:style-name="T31">(</text:span><text:span text:style-name="T30">si </text:span><text:span text:style-name="T31">puede calcularlo) </text:span><text:span text:style-name="T34">y muestra el stock actual (posiblemente no se use, si es el caso no muestra nada)</text:span><text:span text:style-name="T32">.</text:span></text:p>
                  <text:p text:style-name="P35"><text:span text:style-name="T30">a demás construirá una</text:span><text:span text:style-name="T20"> descripción automática que el usuario cambiará si es necesario. Una ve</text:span><text:span text:style-name="T35">s</text:span><text:span text:style-name="T20"> terminar con <text:s/>un detalle </text:span><text:span text:style-name="T27">podrá aceptar y agregar uno nuevo sin salir o aceptar y salir del formulario de detalles</text:span><text:span text:style-name="T20">, en el caso de que decida seguir cargando se mostrará la lista de detalles en alguna parte de la ventana para controlar </text:span><text:span text:style-name="T27">lo cargado y ademas deber</text:span><text:span text:style-name="T28">í</text:span><text:span text:style-name="T27">a mostrar las sumatorias de los monto costos y tiempo</text:span><text:span text:style-name="T20">.</text:span></text:p>
                  <text:list>
                    <text:list-item>
                      <text:p text:style-name="P30">El producto tiene un precio especial para el cliente: en este caso el sistema tachará el precio y los reemplazará por el precio especial</text:p>
                    </text:list-item>
                    <text:list-item>
                      <text:p text:style-name="P36"><text:span text:style-name="T43">E</text:span><text:span text:style-name="T39">l Usuario elige una lista de precio</text:span></text:p>
                    </text:list-item>
                  </text:list>
                </text:list-item>
                <text:list-item>
                  <text:p text:style-name="P37">Cliente regular pide que le envíen el pedido a un domicilio:</text:p>
                </text:list-item>
              </text:list>
            </text:list-item>
            <text:list-item>
              <text:p text:style-name="P38">Cliente regular anula el presupuestos:</text:p>
            </text:list-item>
            <text:list-item>
              <text:p text:style-name="P38">Cliente regular no respondió por el presupuesto durante el<text:span text:style-name="T36"> tiempo de espera de presupuesto</text:span></text:p>
            </text:list-item>
            <text:list-item>
              <text:p text:style-name="P37"><text:span text:style-name="T38">C</text:span>liente regular acepta el presupuesto:</text:p>
              <text:list>
                <text:list-item>
                  <text:p text:style-name="P39"><text:soft-page-break/>Cliente regular hace un adelantos:</text:p>
                </text:list-item>
                <text:list-item>
                  <text:p text:style-name="P38">Luego del <text:span text:style-name="T36">tiempo del espera de presupuesto</text:span></text:p>
                </text:list-item>
              </text:list>
            </text:list-item>
            <text:list-item>
              <text:p text:style-name="P37">Cliente regular retira el pedido realizado</text:p>
            </text:list-item>
            <text:list-item>
              <text:p text:style-name="P37">Cliente regular paga el pedido</text:p>
            </text:list-item>
            <text:list-item>
              <text:p text:style-name="P37">Nuevo cliente hace un pedido:</text:p>
            </text:list-item>
            <text:list-item>
              <text:p text:style-name="P37">Cliente eventual hace una compra rápida</text:p>
            </text:list-item>
          </text:list>
        </text:list-item>
        <text:list-item>
          <text:p text:style-name="P40">Manejo de Contactos:</text:p>
          <text:list>
            <text:list-item>
              <text:p text:style-name="P41">Usuario quiere agregar un nuevo <text:span text:style-name="T45">cliente</text:span>:<text:span text:style-name="T5"> </text:span><text:span text:style-name="T24">para agregar un cliente el usuario se debe hacer clic en el botón nuevo contacto, donde lo llevará al formulario de nuevo contacto, donde podrá completar los datos obligatorios resaltados y los demás <text:s/></text:span><text:span text:style-name="T25">se </text:span><text:span text:style-name="T24">podrán cargar luego. </text:span><text:span text:style-name="T25">Dentro del formulario se podrá definir si es cliente (por defecto) o también proveedor o además operador ( esto sirve para ya tener sus datos a la hora de agregar usuarios) <text:s/>ésto nos dice un contacto puede ser las tres cosa al mismo tiempo si la situación lo requiere</text:span><text:span text:style-name="T24">; Ademas de los datos se puede asignar:</text:span></text:p>
              <text:list>
                <text:list-item>
                  <text:p text:style-name="P31">Una lista de precios o definir los precios especiales que éste cliente tendrá para algunos o todos los productos (solo usuarios Administrativos o dueño).</text:p>
                </text:list-item>
                <text:list-item>
                  <text:p text:style-name="P41"><text:span text:style-name="T24">Abrir una cuenta corriente si el usuario lo </text:span><text:span text:style-name="T25">cree necesario</text:span><text:span text:style-name="T24"> (solo usuarios Administrativos o dueño).</text:span></text:p>
                </text:list-item>
              </text:list>
            </text:list-item>
            <text:list-item>
              <text:p text:style-name="P46"><text:span text:style-name="T45">U</text:span>suario quiere saber el estado de cuenta de un cliente <text:span text:style-name="T24">(solo usuarios Administrativos o dueño)</text:span></text:p>
            </text:list-item>
            <text:list-item>
              <text:p text:style-name="P47">Usuario quiere saber la estadísticas de compras por mes del cliente <text:span text:style-name="T24">(solo usuarios Administrativos o dueño)</text:span></text:p>
            </text:list-item>
            <text:list-item>
              <text:p text:style-name="P47">Usuario quiere saber los productos que compra el cliente <text:span text:style-name="T24">(solo usuarios Administrativos o dueño)</text:span></text:p>
            </text:list-item>
            <text:list-item>
              <text:p text:style-name="P48">Usuario quiere cambiar la lista de precios al cliente <text:span text:style-name="T24">(solo usuarios Administrativos o dueño)</text:span></text:p>
            </text:list-item>
            <text:list-item>
              <text:p text:style-name="P48">Usuario quiere actualizar precios especiales del cliente <text:span text:style-name="T24">(solo usuarios Administrativos o dueño)</text:span></text:p>
            </text:list-item>
            <text:list-item>
              <text:p text:style-name="P48">Usuario quiere asignar otro usuario como responsable del cliente <text:span text:style-name="T24">(solo usuarios Administrativos o dueño)</text:span></text:p>
            </text:list-item>
            <text:list-item>
              <text:p text:style-name="P40">Usuario busca un <text:span text:style-name="T44">contacto:</text:span><text:span text:style-name="T5"> El usuario quiere localizar un contacto </text:span><text:span text:style-name="T22">pero </text:span><text:span text:style-name="T21">solo recuerda parte de sus datos:</text:span></text:p>
              <text:list>
                <text:list-item>
                  <text:p text:style-name="P32">Se acuerda de sus nombre o parte del apellido</text:p>
                </text:list-item>
                <text:list-item>
                  <text:p text:style-name="P32">Se acuerda de la empresa que trabajaba</text:p>
                </text:list-item>
                <text:list-item>
                  <text:p text:style-name="P42"><text:span text:style-name="T5">Se acuerda de la localidad </text:span><text:span text:style-name="T22">o la calle</text:span></text:p>
                </text:list-item>
                <text:list-item>
                  <text:p text:style-name="P43"><text:span text:style-name="T5">Solo tiene la característica del tel </text:span><text:span text:style-name="T22">o cel.</text:span></text:p>
                </text:list-item>
              </text:list>
            </text:list-item>
            <text:list-item>
              <text:p text:style-name="P43"><text:span text:style-name="T5"><text:s/></text:span><text:span text:style-name="T44">Usuario encuentra al contacto para llamarlo:</text:span><text:span text:style-name="T22"> Al encontrar al contacto <text:s/>abre su ficha y presiona el icono del teléfono para llamarlo, si está <text:s/>usando el teléfono celular se hace directa la llamada.</text:span></text:p>
            </text:list-item>
            <text:list-item>
              <text:p text:style-name="P43"><text:span text:style-name="T44">Usuario encuentra al contacto para enviar un WhasApp</text:span><text:span text:style-name="T22">: Al encontrar al contacto <text:s/>abre su ficha y al igual que la llamada hacer tab o click en el ícono de Whatsapp que lo llevará a la pagina o la App del programa.</text:span></text:p>
            </text:list-item>
            <text:list-item>
              <text:p text:style-name="P44"><text:span text:style-name="T44">U</text:span>suario encuentra el contacto para enviar un e-mail:<text:span text:style-name="T5"> Al igual que los anteriores el si</text:span><text:span text:style-name="T26">s</text:span><text:span text:style-name="T5">tema lo debe enviar al programa configurado en sus sistema para enviar e-mail en la primera etapa (en la pr</text:span><text:span text:style-name="T23">ó</text:span><text:span text:style-name="T5">xima etapa, lo llevará a un editor de e-mail propio del sistema).</text:span></text:p>
            </text:list-item>
            <text:list-item>
              <text:p text:style-name="P45">Usuario encuentra el contacto y quiere llegar al lugar donde vive: <text:span text:style-name="T5">en la fija, al igual que los datos de teléfono, e-mail, etc. la ubicación tendrá su ícono (botón) que lo llevará a Google Maps con la dirección para que lo guie.</text:span></text:p>
            </text:list-item>
            <text:list-item>
              <text:p text:style-name="P33"/>
            </text:list-item>
          </text:list>
        </text:list-item>
      </text:list>
      <text:p text:style-name="P15"/>
      <text:p text:style-name="P16"/>
      <text:p text:style-name="P17"/>
      <text:p text:style-name="P17"><text:soft-page-break/></text:p>
      <text:p text:style-name="P14"><text:tab/> </text:p>
      <text:p text:style-name="P14"/>
      <text:p text:style-name="P10"/>
      <text:p text:style-name="P8"/>
      <text:p text:style-name="P7"><text:span text:style-name="T36">Discusión</text:span>: poner precio al tiempo?, el valor es constante o varía según responsabilidades?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2:31:23.397981030</meta:creation-date>
    <dc:date>2021-01-14T15:56:48.338000000</dc:date>
    <meta:editing-duration>PT9H33M39S</meta:editing-duration>
    <meta:editing-cycles>37</meta:editing-cycles>
    <meta:generator>LibreOffice/7.0.1.2$Windows_X86_64 LibreOffice_project/7cbcfc562f6eb6708b5ff7d7397325de9e764452</meta:generator>
    <meta:print-date>2021-01-09T12:10:36.800976986</meta:print-date>
    <meta:document-statistic meta:table-count="0" meta:image-count="0" meta:object-count="0" meta:page-count="4" meta:paragraph-count="82" meta:word-count="1326" meta:character-count="7576" meta:non-whitespace-character-count="6371"/>
  </office:meta>
</office:document-meta>
</file>